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1" svg:font-family="Tahoma"/>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Data managers</text:h>
      <text:p text:style-name="Standard"/>
      <text:h text:style-name="Heading_20_2" text:outline-level="2">Introduction</text:h>
      <text:p text:style-name="Text_20_body">Plantlore manages additional data associated with occurrences as well. These include: Authors, Publications, Metadata and Users. There is a special manager for each of these data types. All of these managers share common structure which is outlined in this section.</text:p>
      <text:p text:style-name="Text_20_body">We will only discuss model (of the MVC) of the data managers, for the description of MVC framework see appropriate section of this documentation.</text:p>
      <text:p text:style-name="Standard"/>
      <text:h text:style-name="Heading_20_2" text:outline-level="2">Initialization</text:h>
      <text:p text:style-name="Text_20_body"><text:tab/>Every manager is created by the AppCore object and receives an instance of DBLayer object from the AppCore as an argument to the model constructor. This instance of DBLayer is saved and used for executing database operations.</text:p>
      <text:p text:style-name="Text_20_body"><text:tab/>AppCore is also registered as an observer of the manager. This is neccessary in order to inform AppCore that the manged data <text:s/>(authors, publications etc.) has changed and caches of these records need to be refreshed.</text:p>
      <text:p text:style-name="Standard"/>
      <text:h text:style-name="Heading_20_2" text:outline-level="2">Executing database operations</text:h>
      <text:p text:style-name="Text_20_body"><text:tab/>All of the database operations (insert, update, delete, search) are enclosed in a separate Task and executed in a new thread while GUI is showing a progress bar. Every manager keeps one database connection open for executing the search query and displaying the results). For further information see the JavaDoc documentation of the manager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1" svg:font-family="Tahoma"/>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k" fo:country="SK"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k" fo:country="SK"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3$Build-8968</meta:generator>
    <meta:initial-creator>Tomáš Kovařík</meta:initial-creator>
    <meta:creation-date>2006-09-10T23:39:42</meta:creation-date>
    <dc:creator>Tomáš Kovařík</dc:creator>
    <dc:date>2006-09-11T00:42:38</dc:date>
    <dc:language>sk-SK</dc:language>
    <meta:editing-cycles>2</meta:editing-cycles>
    <meta:editing-duration>PT1H2M57S</meta:editing-duration>
    <meta:user-defined meta:name="Info 1"/>
    <meta:user-defined meta:name="Info 2"/>
    <meta:user-defined meta:name="Info 3"/>
    <meta:user-defined meta:name="Info 4"/>
    <meta:document-statistic meta:table-count="0" meta:image-count="0" meta:object-count="0" meta:page-count="1" meta:paragraph-count="9" meta:word-count="198" meta:character-count="1263"/>
  </office:meta>
</office:document-meta>
</file>